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3mm"/>
    </style:style>
    <style:style style:name="co2" style:family="table-column">
      <style:table-column-properties fo:break-before="auto" style:column-width="27.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2"/>
          <table:table-cell table:style-name="ce1" table:number-columns-repeated="1022"/>
        </table:table-row>
        <table:table-row table:style-name="ro1">
          <table:table-cell/>
          <table:table-cell table:style-name="ce3" office:value-type="string" calcext:value-type="string">
            <text:p>MIS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RL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our Schem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ANDING PAG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ent Design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bile Design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sktop Desig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sk Breakdow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ideo Intr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NDE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ent Desig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bile Desig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sktop Desig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sk Breakdow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OCUMEN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ent Design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bile Desig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sktop Desig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sk Breakdown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UI DESIG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ent Design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Dont forget to add UX/UI research; breakdow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bile Desig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sktop Desig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sk Breakdow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ROGRAMMING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ent Desig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bile Desig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sktop Desig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sk Breakdow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GAME DESIG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ent Desig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bile Desig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sktop Desig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sk Breakdown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0:42:46.830000000</meta:creation-date>
    <meta:generator>LibreOffice/5.0.4.2$Windows_X86_64 LibreOffice_project/2b9802c1994aa0b7dc6079e128979269cf95bc78</meta:generator>
    <dc:date>2016-06-02T10:50:42.618000000</dc:date>
    <meta:editing-duration>PT7M56S</meta:editing-duration>
    <meta:editing-cycles>1</meta:editing-cycles>
    <meta:document-statistic meta:table-count="1" meta:cell-count="41" meta:object-count="0"/>
  </office:meta>
</office:document-meta>
</file>